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20774EBE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772in" svg:y="1.0728in" svg:width="7.4898in" svg:height="6.798in" draw:z-index="0"><draw:image xlink:href="Pictures/100000000000050000000320774EBE08.jpg" xlink:type="simple" xlink:show="embed" xlink:actuate="onLoad"/></draw:frame></text:p>
      <text:p text:style-name="Standard"><text:hidden-paragraph text:condition="ooow:([list.Sheet1.Sex] != &quot;F&quot; OR NOT [list.Sheet1.Last Name]) OR (![list.Sheet1.Last Name])" text:is-hidden="true"/>Dear <text:database-display text:table-name="Sheet1" text:table-type="table" text:column-name="Name" text:database-name="list">Latish</text:database-display> ,</text:p>
      <text:p text:style-name="Standard"/>
      <text:p text:style-name="Standard"/>
      <text:p text:style-name="Standard"/>
      <text:p text:style-name="Standard"><text:s text:c="5"/></text:p>
      <text:p text:style-name="Standard"/>
      <text:p text:style-name="Standard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21:17:02.06</meta:creation-date>
    <dc:date>2010-08-04T22:21:16.52</dc:date>
    <meta:editing-duration>PT00H14M57S</meta:editing-duration>
    <meta:editing-cycles>5</meta:editing-cycles>
    <meta:generator>OpenOffice.org/3.1$Win32 OpenOffice.org_project/310m11$Build-9399</meta:generator>
    <meta:document-statistic meta:table-count="0" meta:image-count="1" meta:object-count="0" meta:page-count="1" meta:paragraph-count="2" meta:word-count="0" meta:character-count="10"/>
  </office:meta>
</office:document-meta>
</file>